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Calibri-Light" svg:font-family="Calibri-Light" style:font-family-generic="roman" style:font-pitch="variable"/>
    <style:font-face style:name="Tahoma" svg:font-family="Tahoma" style:font-family-generic="system" style:font-pitch="variable"/>
    <style:font-face style:name="Tahoma1" svg:font-family="Tahoma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start" style:justify-single-word="false"/>
      <style:text-properties fo:color="#000000" loext:opacity="100%" style:font-name="Calibri-Light" fo:font-size="20pt" style:font-size-asian="20pt"/>
    </style:style>
    <style:style style:name="P4" style:family="paragraph" style:parent-style-name="Standard">
      <style:paragraph-properties fo:text-align="start" style:justify-single-word="false"/>
      <style:text-properties fo:color="#000000" loext:opacity="100%" style:font-name="Calibri-Light" fo:font-size="12pt" style:font-size-asian="12pt"/>
    </style:style>
    <style:style style:name="P5" style:family="paragraph" style:parent-style-name="Standard">
      <style:paragraph-properties fo:text-align="start" style:justify-single-word="false"/>
      <style:text-properties fo:color="#ff6600" loext:opacity="100%" style:font-name="Calibri-Light" fo:font-size="12pt" style:font-size-asian="12pt"/>
    </style:style>
    <style:style style:name="P6" style:family="paragraph" style:parent-style-name="Standard">
      <style:paragraph-properties fo:text-align="start" style:justify-single-word="false"/>
    </style:style>
    <style:style style:name="P7" style:family="paragraph" style:parent-style-name="Standard">
      <style:paragraph-properties fo:text-align="start" style:justify-single-word="false"/>
      <style:text-properties officeooo:paragraph-rsid="0021d7ba"/>
    </style:style>
    <style:style style:name="P8" style:family="paragraph" style:parent-style-name="Standard">
      <style:paragraph-properties fo:text-align="start" style:justify-single-word="false"/>
      <style:text-properties officeooo:paragraph-rsid="0023b981"/>
    </style:style>
    <style:style style:name="P9" style:family="paragraph" style:parent-style-name="Standard">
      <style:paragraph-properties fo:text-align="start" style:justify-single-word="false"/>
      <style:text-properties officeooo:rsid="001eb42d" officeooo:paragraph-rsid="001eb42d"/>
    </style:style>
    <style:style style:name="P10" style:family="paragraph" style:parent-style-name="Standard">
      <style:paragraph-properties fo:text-align="start" style:justify-single-word="false"/>
      <style:text-properties officeooo:rsid="0021d7ba" officeooo:paragraph-rsid="0021d7ba"/>
    </style:style>
    <style:style style:name="P11" style:family="paragraph" style:parent-style-name="Standard">
      <style:paragraph-properties fo:text-align="start" style:justify-single-word="false"/>
      <style:text-properties officeooo:rsid="0023b981" officeooo:paragraph-rsid="0023b981"/>
    </style:style>
    <style:style style:name="P12" style:family="paragraph" style:parent-style-name="Standard">
      <style:paragraph-properties fo:text-align="start" style:justify-single-word="false"/>
      <style:text-properties fo:font-style="italic" officeooo:rsid="002980ce" officeooo:paragraph-rsid="002980ce" style:font-style-asian="italic" style:font-style-complex="italic"/>
    </style:style>
    <style:style style:name="P13" style:family="paragraph" style:parent-style-name="Standard">
      <style:paragraph-properties fo:text-align="start" style:justify-single-word="false"/>
      <style:text-properties fo:font-style="italic" officeooo:rsid="002b6d8a" officeooo:paragraph-rsid="002b6d8a" style:font-style-asian="italic" style:font-style-complex="italic"/>
    </style:style>
    <style:style style:name="P14" style:family="paragraph" style:parent-style-name="Standard">
      <style:paragraph-properties fo:text-align="start" style:justify-single-word="false"/>
      <style:text-properties fo:font-style="normal" officeooo:rsid="002980ce" officeooo:paragraph-rsid="002980ce" style:font-style-asian="normal" style:font-style-complex="normal"/>
    </style:style>
    <style:style style:name="P15" style:family="paragraph" style:parent-style-name="Standard">
      <style:paragraph-properties fo:text-align="start" style:justify-single-word="false"/>
      <style:text-properties style:text-line-through-style="none" style:text-line-through-type="none" fo:font-style="italic" officeooo:rsid="002b6d8a" officeooo:paragraph-rsid="002b6d8a" style:font-style-asian="italic" style:font-style-complex="italic"/>
    </style:style>
    <style:style style:name="P16" style:family="paragraph" style:parent-style-name="Standard">
      <style:paragraph-properties fo:text-align="start" style:justify-single-word="false"/>
      <style:text-properties style:text-line-through-style="none" style:text-line-through-type="none" fo:font-style="italic" officeooo:rsid="0037a182" officeooo:paragraph-rsid="0037a182" style:font-style-asian="italic" style:font-style-complex="italic"/>
    </style:style>
    <style:style style:name="P17" style:family="paragraph" style:parent-style-name="Standard">
      <style:paragraph-properties fo:text-align="start" style:justify-single-word="false"/>
      <style:text-properties style:text-line-through-style="none" style:text-line-through-type="none" fo:font-style="italic" officeooo:rsid="003828fb" officeooo:paragraph-rsid="003828fb" style:font-style-asian="italic" style:font-style-complex="italic"/>
    </style:style>
    <style:style style:name="P18" style:family="paragraph" style:parent-style-name="Standard">
      <style:paragraph-properties fo:text-align="start" style:justify-single-word="false"/>
      <style:text-properties style:text-line-through-style="none" style:text-line-through-type="none" fo:font-style="italic" officeooo:rsid="00423f35" officeooo:paragraph-rsid="00423f35" style:font-style-asian="italic" style:font-style-complex="italic"/>
    </style:style>
    <style:style style:name="P19" style:family="paragraph" style:parent-style-name="Standard">
      <style:paragraph-properties fo:text-align="start" style:justify-single-word="false"/>
      <style:text-properties style:text-line-through-style="none" style:text-line-through-type="none" fo:font-style="italic" officeooo:rsid="004303be" officeooo:paragraph-rsid="004303be" style:font-style-asian="italic" style:font-style-complex="italic"/>
    </style:style>
    <style:style style:name="P20" style:family="paragraph" style:parent-style-name="Standard">
      <style:paragraph-properties fo:text-align="start" style:justify-single-word="false"/>
      <style:text-properties officeooo:rsid="004f8720" officeooo:paragraph-rsid="004f8720"/>
    </style:style>
    <style:style style:name="P21" style:family="paragraph" style:parent-style-name="Standard">
      <style:paragraph-properties fo:text-align="start" style:justify-single-word="false"/>
      <style:text-properties officeooo:rsid="005027c0" officeooo:paragraph-rsid="005027c0"/>
    </style:style>
    <style:style style:name="T1" style:family="text">
      <style:text-properties officeooo:rsid="001e4185"/>
    </style:style>
    <style:style style:name="T2" style:family="text">
      <style:text-properties officeooo:rsid="001eb42d"/>
    </style:style>
    <style:style style:name="T3" style:family="text">
      <style:text-properties officeooo:rsid="0021d7ba"/>
    </style:style>
    <style:style style:name="T4" style:family="text">
      <style:text-properties officeooo:rsid="0023b981"/>
    </style:style>
    <style:style style:name="T5" style:family="text">
      <style:text-properties officeooo:rsid="0025b523"/>
    </style:style>
    <style:style style:name="T6" style:family="text">
      <style:text-properties officeooo:rsid="00271f11"/>
    </style:style>
    <style:style style:name="T7" style:family="text">
      <style:text-properties officeooo:rsid="0028cbb2"/>
    </style:style>
    <style:style style:name="T8" style:family="text">
      <style:text-properties officeooo:rsid="002b6d8a"/>
    </style:style>
    <style:style style:name="T9" style:family="text">
      <style:text-properties officeooo:rsid="002ce767"/>
    </style:style>
    <style:style style:name="T10" style:family="text">
      <style:text-properties officeooo:rsid="002ed49f"/>
    </style:style>
    <style:style style:name="T11" style:family="text">
      <style:text-properties fo:language="zxx" fo:country="none" officeooo:rsid="002ed49f" style:language-asian="zxx" style:country-asian="none" style:language-complex="zxx" style:country-complex="none"/>
    </style:style>
    <style:style style:name="T12" style:family="text">
      <style:text-properties fo:language="zxx" fo:country="none" officeooo:rsid="004d372b" style:language-asian="zxx" style:country-asian="none" style:language-complex="zxx" style:country-complex="none"/>
    </style:style>
    <style:style style:name="T13" style:family="text">
      <style:text-properties officeooo:rsid="002f6c51"/>
    </style:style>
    <style:style style:name="T14" style:family="text">
      <style:text-properties officeooo:rsid="002fe1c8"/>
    </style:style>
    <style:style style:name="T15" style:family="text">
      <style:text-properties officeooo:rsid="003138af"/>
    </style:style>
    <style:style style:name="T16" style:family="text">
      <style:text-properties style:text-line-through-style="none" style:text-line-through-type="none"/>
    </style:style>
    <style:style style:name="T17" style:family="text">
      <style:text-properties officeooo:rsid="00324115"/>
    </style:style>
    <style:style style:name="T18" style:family="text">
      <style:text-properties officeooo:rsid="00366602"/>
    </style:style>
    <style:style style:name="T19" style:family="text">
      <style:text-properties officeooo:rsid="0037a182"/>
    </style:style>
    <style:style style:name="T20" style:family="text">
      <style:text-properties officeooo:rsid="003828fb"/>
    </style:style>
    <style:style style:name="T21" style:family="text">
      <style:text-properties officeooo:rsid="00384cd6"/>
    </style:style>
    <style:style style:name="T22" style:family="text">
      <style:text-properties officeooo:rsid="00389518"/>
    </style:style>
    <style:style style:name="T23" style:family="text">
      <style:text-properties officeooo:rsid="0039ee14"/>
    </style:style>
    <style:style style:name="T24" style:family="text">
      <style:text-properties officeooo:rsid="003b90ed"/>
    </style:style>
    <style:style style:name="T25" style:family="text">
      <style:text-properties officeooo:rsid="003d445f"/>
    </style:style>
    <style:style style:name="T26" style:family="text">
      <style:text-properties officeooo:rsid="003ead36"/>
    </style:style>
    <style:style style:name="T27" style:family="text">
      <style:text-properties officeooo:rsid="00408031"/>
    </style:style>
    <style:style style:name="T28" style:family="text">
      <style:text-properties officeooo:rsid="0043c2e9"/>
    </style:style>
    <style:style style:name="T29" style:family="text">
      <style:text-properties officeooo:rsid="00455e18"/>
    </style:style>
    <style:style style:name="T30" style:family="text">
      <style:text-properties officeooo:rsid="0047500d"/>
    </style:style>
    <style:style style:name="T31" style:family="text">
      <style:text-properties officeooo:rsid="0048ee84"/>
    </style:style>
    <style:style style:name="T32" style:family="text">
      <style:text-properties officeooo:rsid="0049ed49"/>
    </style:style>
    <style:style style:name="T33" style:family="text">
      <style:text-properties officeooo:rsid="004c0529"/>
    </style:style>
    <style:style style:name="T34" style:family="text">
      <style:text-properties officeooo:rsid="004d372b"/>
    </style:style>
    <style:style style:name="T35" style:family="text">
      <style:text-properties officeooo:rsid="004e7764"/>
    </style:style>
    <style:style style:name="T36" style:family="text">
      <style:text-properties officeooo:rsid="0051d563"/>
    </style:style>
    <style:style style:name="T37" style:family="text">
      <style:text-properties officeooo:rsid="0052230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ómo crear un servidor local con WAMP/LAMP/XAMP</text:p>
      <text:p text:style-name="P2">-Servidor local.</text:p>
      <text:p text:style-name="P2">-WAMP </text:p>
      <text:p text:style-name="P2">-LAMP y XAMP</text:p>
      <text:p text:style-name="P2">-</text:p>
      <text:p text:style-name="P2"/>
      <text:p text:style-name="P2"><text:span text:style-name="T2">E</text:span>ntrega un enlace al material generado para realizar la presentación. Se deberá incluir:</text:p>
      <text:p text:style-name="P9">ENTREGA( <text:s/><text:a xlink:type="simple" xlink:href="https://estrellals.github.io/" text:style-name="Internet_20_link" text:visited-style-name="Visited_20_Internet_20_Link">https://estrellals.github.io/</text:a> <text:s/>Y PDF d la expo)</text:p>
      <text:p text:style-name="P2">-Una web en la que muestre toda la información recopilada para realizar el trabajo.</text:p>
      <text:p text:style-name="P2">-Una presentación.</text:p>
      <text:p text:style-name="P2">-<text:span text:style-name="T1">Web sin fallos</text:span></text:p>
      <text:p text:style-name="P2">-<text:span text:style-name="T1">Web con referencias</text:span></text:p>
      <text:p text:style-name="P2"/>
      <text:p text:style-name="P2">------------------------------------------------------------------------------------------------------------------</text:p>
      <text:p text:style-name="P10">--&gt;<text:span text:style-name="T33">Qué </text:span><text:span text:style-name="T12">es </text:span><text:span text:style-name="T33">un serv</text:span><text:span text:style-name="T34">i</text:span><text:span text:style-name="T33">dor local?</text:span></text:p>
      <text:p text:style-name="P20">Nos ayudará a ejecutar elementos o programación web en nuestro pc, ya sean archivos php, html, javaScript...</text:p>
      <text:p text:style-name="P21">También nos permitirá almacenar todos esos datos y/o elementos mediante MySQL(Un sistema de base de datos)</text:p>
      <text:p text:style-name="P21"/>
      <text:p text:style-name="P10">--&gt;<text:span text:style-name="T32">Qué es una web dinámica?</text:span></text:p>
      <text:p text:style-name="P10"/>
      <text:p text:style-name="P10">--&gt;Qué es LAMP?</text:p>
      <text:p text:style-name="P7"><text:span text:style-name="T3">LAMP(Linux,</text:span><text:span text:style-name="T4">Sistema operativo.</text:span><text:span text:style-name="T3"> Apache,</text:span><text:span text:style-name="T4">Servidor web.</text:span><text:span text:style-name="T3"> MySQL,</text:span><text:span text:style-name="T4">Sistema gestor de base de datos. Y</text:span><text:span text:style-name="T3"> PHP, </text:span><text:span text:style-name="T4">Lenguaje de programación, PHPMyAdmin es una herramienta de software libre escrita en PHP que facilita el manejo de la administración y gestión de MySQL mediante un entorno gráfico vía web),conjunto de software de código libre. Se puede instalar de manera conjunta o independiente.</text:span></text:p>
      <text:p text:style-name="P11">Su objetivo es habilitar un servidor<text:span text:style-name="T31"> </text:span>para el <text:span text:style-name="T31">almacenamiento de las páginas</text:span> y aplicaciones web dinámicas.</text:p>
      <text:p text:style-name="P11"/>
      <text:p text:style-name="P8">--&gt;<text:span text:style-name="T5">INSTALACIÓN</text:span><text:span text:style-name="T6">(D manera independiente)</text:span><text:span text:style-name="T5">:</text:span></text:p>
      <text:p text:style-name="P12">Yo voy a instalarlo en la virtualBox utilizada en los temas anteriores:</text:p>
      <text:p text:style-name="P14"/>
      <text:p text:style-name="P2"/>
      <text:p text:style-name="P2"/>
      <text:p text:style-name="P2">--&gt;<text:span text:style-name="T7">CAPTURAS:</text:span></text:p>
      <text:p text:style-name="P13">-Para mayor facilidad, vamos a entrar directamente como administrador con el comando $sudo -i <text:s/>$$ e introduciendo la contraseña.(Foto 1).</text:p>
      <text:p text:style-name="P13">-<text:span text:style-name="T9">Actualizar repositorio(</text:span><text:span text:style-name="T11">apt-get update</text:span><text:span text:style-name="T9">).</text:span><text:span text:style-name="T13">f2</text:span></text:p>
      <text:p text:style-name="P13">-<text:span text:style-name="T9">Instalar el servidor Apache(</text:span><text:span text:style-name="T10">$</text:span><text:span text:style-name="T11">apt install apache2 <text:s/>y decimos q sí(S o Y)</text:span><text:span text:style-name="T9">).</text:span><text:span text:style-name="T13">f3</text:span></text:p>
      <text:p text:style-name="P13">-<text:span text:style-name="T14">Hemos instalado la versión Apache/2.4.41 (Ubuntu) f3A</text:span></text:p>
      <text:p text:style-name="P15"><text:span text:style-name="T15">Instalamos MySQL(apt-get install mysql-server mysql-client) f4+f3.</text:span></text:p>
      <text:p text:style-name="P15"><text:span text:style-name="T15">-Hemos instalado la versión 8.029-OubuntuO.20.04.3 para Linux en x86_64 ((Ubuntu)). F5</text:span></text:p>
      <text:p text:style-name="P15">-<text:span text:style-name="T17">Para que no nos de problemas, modificaremos el plugin del r</text:span><text:span text:style-name="T22">oo</text:span><text:span text:style-name="T17">t:</text:span></text:p>
      <text:p text:style-name="P15"><text:span text:style-name="T19">A)</text:span>SELECT user,authentication_string,plugin,host FROM mysql.user; <text:span text:style-name="T18">(Para ver el tipo de autentificación de los usuarios) f6</text:span></text:p>
      <text:p text:style-name="P16">B)ALTER USER 'root'@'localhost' IDENTIFIED WITH mysql_native_password BY '0000'; <text:span text:style-name="T20">(Para modificar el plugin del root, x ejemplo con una contraseña de 0000.</text:span></text:p>
      <text:p text:style-name="P17">C)Volvemos a ver la autentificación de los plugins con el comando anterior (<text:span text:style-name="T8">SELECT user,authentication_string,plugin,host FROM mysql.user;</text:span>)</text:p>
      <text:p text:style-name="P17">D)FLUSH PRIVILEGES; Y quit (Para <text:span text:style-name="T21">que actualice los privilegios y</text:span> finalmente salir <text:span text:style-name="T21">mediante </text:span><text:soft-page-break/><text:span text:style-name="T21">"quit"</text:span>) f7</text:p>
      <text:p text:style-name="P17"><text:span text:style-name="T23">-Instalar el PHP y las librerías de conexión con apache y MySQL (apt-get install php libapache2-mod-php php-mysql</text:span><text:span text:style-name="T24">) f8.</text:span></text:p>
      <text:p text:style-name="P17">-<text:span text:style-name="T25">Hemos instalado la versión PHP 7.4.3</text:span></text:p>
      <text:p text:style-name="P17"><text:span text:style-name="T26">E instalamos PHP MyAdmi</text:span><text:span text:style-name="T27">n</text:span><text:span text:style-name="T26">($ aptget instal phpmyadmin) </text:span><text:span text:style-name="T27">y configuramos:</text:span></text:p>
      <text:p text:style-name="P18">1)Barra espaciadora.</text:p>
      <text:p text:style-name="P18">2)Enter</text:p>
      <text:p text:style-name="P18">3)Enter</text:p>
      <text:p text:style-name="P18">4)Recomendable escribir la misma contraseña, en mi caso "0000".</text:p>
      <text:p text:style-name="P19">5)Confirmamos la contraseña. <text:span text:style-name="T28">(f9-f9E)</text:span></text:p>
      <text:p text:style-name="P19">-<text:span text:style-name="T28">Una vez instalada. Comprobaremos en el navegador mediante "localhost/phpmyadmin"</text:span></text:p>
      <text:p text:style-name="P19">-<text:span text:style-name="T28">Elegiimos el idioma.</text:span></text:p>
      <text:p text:style-name="P19">-<text:span text:style-name="T29">Rellenamos el usuario con "root" y contraseña con (en mi caso) "0000".</text:span></text:p>
      <text:p text:style-name="P19">-"<text:span text:style-name="T29">Continuar"(f10) y pag principal (f11).</text:span></text:p>
      <text:p text:style-name="P19"><text:span text:style-name="T30">Y ya me permitiría entrar mediante la interfáz gráfica en la base de datos(f12</text:span></text:p>
      <text:p text:style-name="P18"/>
      <text:p text:style-name="P2"/>
      <text:p text:style-name="P2">--&gt;<text:span text:style-name="T35">WEBGRAFÍA:</text:span></text:p>
      <text:p text:style-name="P2">-<text:span text:style-name="T37">Instalación:</text:span></text:p>
      <text:p text:style-name="P2"><text:a xlink:type="simple" xlink:href="https://www.youtube.com/watch?v=qycz8xy8FGw" text:style-name="Internet_20_link" text:visited-style-name="Visited_20_Internet_20_Link">https://www.youtube.com/watch?v=qycz8xy8FGw</text:a></text:p>
      <text:p text:style-name="P2"><text:a xlink:type="simple" xlink:href="https://www.youtube.com/watch?v=n8LQOYBWZqE" text:style-name="Internet_20_link" text:visited-style-name="Visited_20_Internet_20_Link">https://www.youtube.com/watch?v=n8LQOYBWZqE</text:a></text:p>
      <text:p text:style-name="P2">-<text:span text:style-name="T37">Información relevante:</text:span></text:p>
      <text:p text:style-name="P2"><text:a xlink:type="simple" xlink:href="https://blogs.ugr.es/tecweb/servidores-wamp/" text:style-name="Internet_20_link" text:visited-style-name="Visited_20_Internet_20_Link">https://blogs.ugr.es/tecweb/servidores-wamp/</text:a></text:p>
      <text:p text:style-name="P2"/>
      <text:p text:style-name="P2">------------------------------------------------------------------------------------------------------------------</text:p>
      <text:p text:style-name="P3">Cómo crear un servidor local con WAMP/LAMP/XAMP</text:p>
      <text:p text:style-name="P4">-Servidor local:</text:p>
      <text:p text:style-name="P4">Se conoce como servidor web local a aquel servidor web almacenado en una red local al propio</text:p>
      <text:p text:style-name="P4">equipo de referencia. Así, el servidor web local se puede instalar en cualquier de los equipos</text:p>
      <text:p text:style-name="P4">integrantes de una red local. La instalación se realiza mediante un software que permite tanto</text:p>
      <text:p text:style-name="P4">probar como navegar en la página web.</text:p>
      <text:p text:style-name="P4">El servidor local ofrece una serie de ventajas que resulta interesante conocer.</text:p>
      <text:p text:style-name="P4">En primer lugar, permite realizar todo tipo de pruebas en el sitio web sin miedo a que éste se</text:p>
      <text:p text:style-name="P4">estropee, lo cual supone un gran beneficio en pro de proporcionar la mejor experiencia a los</text:p>
      <text:p text:style-name="P4">usuarios.</text:p>
      <text:p text:style-name="P4">En segundo lugar, no es necesario contratar un dominio ya que es 127.0.0.1, de modo que el disco</text:p>
      <text:p text:style-name="P4">duro hace las funciones del hosting.</text:p>
      <text:p text:style-name="P4">Y, en tercer lugar, directamente relacionado con los puntos anteriores, además del propio sitio web</text:p>
      <text:p text:style-name="P4">en Internet, también se puede tener almacenado en el servidor local como respaldo.</text:p>
      <text:p text:style-name="P4">Se trata por tanto de un recurso ampliamente utilizado por las empresas en la actualidad. Y es que,</text:p>
      <text:p text:style-name="P4">de este modo pueden corregir de forma rápida y sencilla todos aquellos fallos, así como realizar los</text:p>
      <text:p text:style-name="P4">cambios que consideren oportunos, en el sitio web corporativo hasta que estén completamente</text:p>
      <text:p text:style-name="P4">seguras de que está listo para ser subido al servidor remoto definitivo.</text:p>
      <text:p text:style-name="P4">Primero que nada antes de comenzar a hablar de servidores necesitamos definir por supuesto qué</text:p>
      <text:p text:style-name="P4">es un servidor exactamente. A grandes rasgos, un servidor es básicamente una computadora,</text:p>
      <text:p text:style-name="P4">parecido en muchos aspectos a la computadora que tienes en tu casa u oficina, aunque claro, tiene</text:p>
      <text:p text:style-name="P4">sus diferencias y está destinada a ser utilizada con otros fines que las típicas computadoras de casa</text:p>
      <text:p text:style-name="P4">o del trabajo.</text:p>
      <text:p text:style-name="P4">Aparte de algunas pocas diferencias en el hardware, ¿qué otra cosa hace que una computadora y un</text:p>
      <text:p text:style-name="P4">servidor sean diferentes? Pues como ya lo hemos dicho, otra diferencia clave es el propósito, ya que</text:p>
      <text:p text:style-name="P4"><text:soft-page-break/>la idea detrás de un servidor es justamente que «sirva» datos, es decir, que despache algún tipo de</text:p>
      <text:p text:style-name="P4">contenido o información o lo que sea que se necesite.</text:p>
      <text:p text:style-name="P4">Un servidor lo que es hace es, básicamente, despachar los datos que le son solicitados y que se</text:p>
      <text:p text:style-name="P4">encuentran almacenados en su sistema. Esto pueden ser diferentes cosas, todo dependerá el</text:p>
      <text:p text:style-name="P4">propósito del servidor: pueden ser sitios web enteros, pueden ser algunos datos puntuales de una</text:p>
      <text:p text:style-name="P4">base de datos, puede ser contenido estático como imágenes o videos, entre otras muchas cosas.</text:p>
      <text:p text:style-name="P4">Con esto en claro, ¿a qué nos referimos entonces cuando hablamos de servidores locales? Pues</text:p>
      <text:p text:style-name="P4">generalmente los servidores son brindados por empresas de hosting, y en dichos casos estos</text:p>
      <text:p text:style-name="P4">servidores se encuentra ubicados físicamente dentro de un data center. El data center es el lugar</text:p>
      <text:p text:style-name="P4">donde se montan y conectan a Internet los servidores que una empresa alquila a sus clientes,</text:p>
      <text:p text:style-name="P4">aunque en algunos casos dichos servidores pueden ser vendidos en vez de arrendados.</text:p>
      <text:p text:style-name="P4">Ese sería el caso de un servidor normal contratado a una empresa de hosting, ¿pero qué diferencia</text:p>
      <text:p text:style-name="P4">tiene con un servidor local? Pues un servidor local, como lo dice su nombre, es un servidor que está</text:p>
      <text:p text:style-name="P4">ubicado físicamente en la misma ubicación que nosotros, esto puede ser por ejemplo en nuestra en</text:p>
      <text:p text:style-name="P4">casa, nuestra oficina, un estudio, etc.</text:p>
      <text:p text:style-name="P4">Características de un servidor en local</text:p>
      <text:p text:style-name="P4">Es interesante conocer cuáles son las prestaciones de un servidor local.</text:p>
      <text:p text:style-name="P4">Actualización: del mismo modo que ocurre con todos los servicios informáticos, es importante</text:p>
      <text:p text:style-name="P4">actualizar el servidor en local de forma periódica.</text:p>
      <text:p text:style-name="P4">Sitio web: tal y como hemos señalado, los servidores locales son ampliamente utilizados por las</text:p>
      <text:p text:style-name="P4">empresas en la actualidad ya que permiten probar un determinado sitio web antes de subirlo al</text:p>
      <text:p text:style-name="P4">servidor remoto. De este modo, una de sus principales características tiene que ver con el hecho de</text:p>
      <text:p text:style-name="P4">permitir una mejor experiencia por parte de los usuarios a la hora de navegar en Internet.</text:p>
      <text:p text:style-name="P4">Remoto: si se configura correctamente, el servidor en local permite el acceso al mismo en remoto</text:p>
      <text:p text:style-name="P4">de forma segura, sin ningún tipo de vulnerabilidad.</text:p>
      <text:p text:style-name="P4">Ampliable: por supuesto, la capacidad de un servidor de este tipo es ampliable. Para ello</text:p>
      <text:p text:style-name="P4">simplemente hay que modificar el hardware y/o el software del equipo.</text:p>
      <text:p text:style-name="P4">Ventajas y desventajas de tener un servidor local</text:p>
      <text:p text:style-name="P4">Disponer de un servidor local tiene algunas cuantas ventajas, aunque también tiene sus desventajas.</text:p>
      <text:p text:style-name="P4">Así que vamos a analizar ambos aspectos.</text:p>
      <text:p text:style-name="P4">Ventajas de tener un servidor local</text:p>
      <text:p text:style-name="P4">Ahorro de dinero a largo plazo: la compra de un servidor nunca es barata, y en muchas ocasiones</text:p>
      <text:p text:style-name="P4">arrendarlos tampoco, pero puedes estar seguro que arrendar un servidor te saldrá muchísimo más</text:p>
      <text:p text:style-name="P4">barato que comprarlo. Esto quiere decir que sí compramos un servidor tendremos una fuerte</text:p>
      <text:p text:style-name="P4">inversión inicial, sin embargo al cabo de un año o dos, dependiendo del costo del servidor,</text:p>
      <text:p text:style-name="P4">habremos ya amortiguado ese gasto.</text:p>
      <text:p text:style-name="P4">Rápida conectividad: no es lo mismo tener un servidor a unos pocos metros de ti en una red local</text:p>
      <text:p text:style-name="P4">que tenerlo a miles de kilómetros al otro lado del mundo. Sí, hoy en día las líneas internacionales</text:p>
      <text:p text:style-name="P4">son muy buenas y la diferencia en la distancia se nota en pocos casos, pero sigue estando: si tienes</text:p>
      <text:p text:style-name="P4">el server localmente siempre obtendrás un mejor tiempo de respuesta, y si se trata de un servidor</text:p>
      <text:p text:style-name="P4">de juegos online su ubicación es extremadamente importante.</text:p>
      <text:p text:style-name="P4">Mayor seguridad: la seguridad es también un aspecto clave para muchas empresas, y hay quienes</text:p>
      <text:p text:style-name="P4">simplemente no confían en guardar información importante en un servidor al cual no pueden tener</text:p>
      <text:p text:style-name="P4">acceso físicamente. Para este tipo de casos un servidor local también se vuelve algo ideal, ya que se</text:p>
      <text:p text:style-name="P4">puede controlar quién tiene acceso al servidor a nivel físico.</text:p>
      <text:p text:style-name="P4">Desventajas de tener un servidor local</text:p>
      <text:p text:style-name="P4">Por supuesto el disponer de un server local tiene ciertas desventajas, no todo va a ser color de</text:p>
      <text:p text:style-name="P4">rosas.</text:p>
      <text:p text:style-name="P4">Mayor gasto de energía: gastarás más energía eléctrica, así como también posiblemente un mayor</text:p>
      <text:p text:style-name="P4"><text:soft-page-break/>gasto en el servicio de Internet. Vamos a necesitar sí o sí una IP dedicada para nuestro server, y</text:p>
      <text:p text:style-name="P4">recuerda que las conexiones dedicadas son más costos que las que usan IP dinámica.</text:p>
      <text:p text:style-name="P4">Falta de partes para reemplazar hardware defectuoso: cuando tenemos un servidor en un data</text:p>
      <text:p text:style-name="P4">center y ocurre una rotura o falla de hardware es nuestro proveedor quien se encarga de</text:p>
      <text:p text:style-name="P4">reemplazar el hardware averiado o defectuoso, sin embargo si esto nos ocurre con un servidor local</text:p>
      <text:p text:style-name="P4">entonces seremos nosotros mismos quienes tendremos que comprar la nueva pieza. Quizá incluso</text:p>
      <text:p text:style-name="P4">tengamos que contratar la ayuda de un técnico para poder cambiarla, lo cual obviamente involucra</text:p>
      <text:p text:style-name="P4">un gasto adicional, mientras nuestro servidor está caído.</text:p>
      <text:p text:style-name="P4">Falta de técnicos calificados: los servicios de administración de servidores también entran en juego</text:p>
      <text:p text:style-name="P4">aquí, ya que será necesario que alguien se encargue de administrar el servidor en caso de que no</text:p>
      <text:p text:style-name="P4">sepamos hacerlo. Obviamente podemos contratar un servicio externo, pero estos suelen ser caros,</text:p>
      <text:p text:style-name="P4">aunque muy buenos en la mayoría de los casos. ¿Y en qué caso el servicio de administración suele</text:p>
      <text:p text:style-name="P4">ser bueno y no demasiado caro? Pues cuando el server es arrendado con un proveedor de hosting:</text:p>
      <text:p text:style-name="P4">en esas situaciones se suelen ofrecer administraciones de servidores a buenos precios. Obviamente</text:p>
      <text:p text:style-name="P4">si tienes un servidor local no vas a poder acceder a un mejor precio que si lo tienes contratado con</text:p>
      <text:p text:style-name="P4">un proveedor de hosting.</text:p>
      <text:p text:style-name="P4">¿Qué hay que preparar para montar un servidor?</text:p>
      <text:p text:style-name="P4">Hay una serie de requisitos mínimos necesarios para que un equipo haga las funciones de servidor</text:p>
      <text:p text:style-name="P4">local.</text:p>
      <text:p text:style-name="P4">Sistema operativo: el más utilizado es Windows; no obstante, también se puede utilizar un</text:p>
      <text:p text:style-name="P4">ordenador con MacOS o Linux como so.</text:p>
      <text:p text:style-name="P4">Apache: es la aplicación fundamental para convertir el equipo en servidor local.</text:p>
      <text:p text:style-name="P4">MySQL: se trata de una aplicación de bases de datos que controla Apache y que permite la creación</text:p>
      <text:p text:style-name="P4">de todas aquellas bases de datos que sean necesarias para desarrollar el proyecto.</text:p>
      <text:p text:style-name="P4">PHP: se trata de la tecnología de programación que utiliza el servidor en cuestión.</text:p>
      <text:p text:style-name="P4">Todas las aplicaciones mencionadas se han desarrollado después del lanzamiento de Linux y son de</text:p>
      <text:p text:style-name="P4">código abierto, por lo que se actualizan con relativa constancia.</text:p>
      <text:p text:style-name="P5">Aunque se pueden instalar por separado, lo más recomendable es optar por el paquete</text:p>
      <text:p text:style-name="P5">denominado LAMP para Linux, que las engloba a todas; este paquete recibe el nombre de WAMP</text:p>
      <text:p text:style-name="P5">para Windows y MAMP para Mac.</text:p>
      <text:p text:style-name="P5">La combinación de estas tecnologías es usada principalmente para definir la infraestructura de un</text:p>
      <text:p text:style-name="P5">servidor web, utilizando un paradigma de programación para el desarrollo del sistema .</text:p>
      <text:p text:style-name="P5">------------------------------------------------------------------------------------------------</text:p>
      <text:p text:style-name="P5">Se entiende como infraestructura de red a todos aquellos elementos básicos e imprescindibles para</text:p>
      <text:p text:style-name="P5">cualquier instituciónu organización pública o privada</text:p>
      <text:p text:style-name="P5">que precise todos o algunos de os siguientes servicios de telecomunicaciones: teléfono, fax,</text:p>
      <text:p text:style-name="P5">ordenador, escáner, impresoras, TPV, cámaras de control y vigilancia, control de accesos, datafonos,</text:p>
      <text:p text:style-name="P5">climatización, incendio, etcétera.</text:p>
      <text:p text:style-name="P4">Además de lo propio del software, el hardware también juega un papel esencial. El ordenador en el</text:p>
      <text:p text:style-name="P4">que se vaya a montar el servidor debe contar con la refrigeración adecuada; lo ideal es que tenga</text:p>
      <text:p text:style-name="P4">una rejilla bien amplia para que no se sobrecaliente en exceso y pueda dar lugar a cualquier tipo de</text:p>
      <text:p text:style-name="P4">problema.</text:p>
      <text:p text:style-name="P4">La memoria RAM es otro aspecto a valorar ya que este tipo de equipos requieren de un gran</text:p>
      <text:p text:style-name="P4">rendimiento; lo mínimo aconsejable son 3 GB para que pueda realizar todas las tareas con fluidez.</text:p>
      <text:p text:style-name="P4">Merece la pena destacar que no es suficiente con un PC normal de usuario. Y es que no tiene nada</text:p>
      <text:p text:style-name="P4">que ver el hecho de abrir varias apps en un ordenador a una velocidad normal, que atender a una</text:p>
      <text:p text:style-name="P4">gran cantidad de consultas al mismo tiempo.</text:p>
      <text:p text:style-name="P4">Así, es conveniente optar por un equipo con uno o varios procesadores multinúcleo capaces de</text:p>
      <text:p text:style-name="P4">hacer frente a este tipo de exigencias.</text:p>
      <text:p text:style-name="P4"><text:soft-page-break/>Y, por último además de todo lo anterior, 100% recomendable contar con un sistema de copias de</text:p>
      <text:p text:style-name="P4">seguridad que permita el almacenamiento de forma automática de todos los archivos almacenados.</text:p>
      <text:p text:style-name="P4">Todo esto es si vamos a tener páginas operativas (publicadas) en dicho servidor. Si es para realizar</text:p>
      <text:p text:style-name="P4">testeo, es posible que no necesitemos tantas capacidades, porque el tráfico será menor.</text:p>
      <text:p text:style-name="P4">Instalación y configuración</text:p>
      <text:p text:style-name="P4">A continuación explicamos paso a paso cómo montar servidor local de forma sencilla, sin necesidad</text:p>
      <text:p text:style-name="P4">de ser un experto en el campo.</text:p>
      <text:p text:style-name="P4">WAMP: en primer lugar hay que descargar WAMP desde la página oficial del paquete. Es importante</text:p>
      <text:p text:style-name="P4">prestar especial atención al sistema operativo del paquete ya que ofrece dos opciones. Además,</text:p>
      <text:p text:style-name="P4">resulta conveniente leer detenidamente las instrucciones que se muestran en la página, así como</text:p>
      <text:p text:style-name="P4">durante el proceso de instalación para poder realizarlo y finalizarlo de manera exitosa.</text:p>
      <text:p text:style-name="P4">Icono WAMP: una vez instalado WAMP en el equipo, el software crea de manera automática un</text:p>
      <text:p text:style-name="P4">icono de acceso directo al mismo en el escritorio. De este modo, los usuarios sólo tienen que hacer</text:p>
      <text:p text:style-name="P4">clic dos veces seguidas sobre él cada vez que deseen utilizar el servidor local. Cuando se arranca</text:p>
      <text:p text:style-name="P4">WAMP, el icono es de color rojo; cuando el ordenador funcione como servidor local a pleno</text:p>
      <text:p text:style-name="P4">rendimiento, se vuelve de color verde.</text:p>
      <text:p text:style-name="P4">Ejecutar WAMP: una vez los usuarios hacen clic sobre este icono cuando está en color verde, se</text:p>
      <text:p text:style-name="P4">despliegan todas las funcionalidades del paquete, incluyendo el archivo “php.ini”. Resulta de</text:p>
      <text:p text:style-name="P4">especial importancia ya que se puede configurar para que el sitio web se pueda visualizar de forma</text:p>
      <text:p text:style-name="P4">correcta en el servidor local.</text:p>
      <text:p text:style-name="P4">Cómo montar un servidor local</text:p>
      <text:p text:style-name="P4">Primero que nada es muy importante definir algunas cosas antes de montar un servidor local, es</text:p>
      <text:p text:style-name="P4">necesario asesorarse en varios aspectos, como es la administración del servidor, el tipo de Internet</text:p>
      <text:p text:style-name="P4">que tenemos, si disponemos de IP fija o no, si nuestro Internet es lo suficientemente rápido, el</text:p>
      <text:p text:style-name="P4">consumo energético del servidor, entre otros.</text:p>
      <text:p text:style-name="P4">Una vez estamos 100% seguros de que tenemos lo necesario para poder montar un server,</text:p>
      <text:p text:style-name="P4">entonces es hora de buscar un servidor. Hay muchos servidores muy buenos de distintas marcas de</text:p>
      <text:p text:style-name="P4">servidores como HP o Dell, similares a los que usamos aquí en Infranetworking. Son servidores</text:p>
      <text:p text:style-name="P4">caros, pero muy buenos sin dudas. Si no puedes permitirte uno, entonces puedes ir por alguna</text:p>
      <text:p text:style-name="P4">opción más barata, por ejemplo un servidor Supermicro.</text:p>
      <text:p text:style-name="P4">Con el hardware definido, es hora de elegir el sistema operativo. Para la mayoría de los casos Linux</text:p>
      <text:p text:style-name="P4">será lo más adecuado, pero en algunas situaciones quizá quieras optar por Windows Server, más</text:p>
      <text:p text:style-name="P4">que nada si buscas alojar aplicaciones ASP, de lo contrario elige Linux.</text:p>
      <text:p text:style-name="P4">Las distribuciones CentOS, Ubuntu, Debian y RHEL suele ser alguna de las más usadas en servidores,</text:p>
      <text:p text:style-name="P4">aunque todo dependerá de tus necesidades: asegúrate de elegir el sistema operativo correcto para</text:p>
      <text:p text:style-name="P4">instalarlo en tu servidor y también verifica si dicho SO tiene algún costo, es decir, si debes pagar una</text:p>
      <text:p text:style-name="P4">licencia, como ocurre por ejemplo en el caso de Windows Server.</text:p>
      <text:p text:style-name="P4">Ahora llega el momento de la verdad: comprar el servidor. Como con todo producto que compres</text:p>
      <text:p text:style-name="P4">vía Internet, asegúrate de que lo compras desde un vendedor oficial o revendedor autorizado, y</text:p>
      <text:p text:style-name="P4">evacúa todas las dudas que tengas antes de la compra.</text:p>
      <text:p text:style-name="P4">Cuando recibas el servidor y lo tengas en tu casa u oficina, es hora de comenzar con el montado,</text:p>
      <text:p text:style-name="P4">para esto necesitarás a alguien que te ayude con el tema de redes si no sabes realizar este tipo de</text:p>
      <text:p text:style-name="P4">procedimientos. El siguiente paso una vez el server esté conectado a la red y enchufado será</text:p>
      <text:p text:style-name="P4">encenderlo.</text:p>
      <text:p text:style-name="P4">Tras encenderlo puede que nos cargue un sistema operativo (si ya viene uno instalado) o puede que</text:p>
      <text:p text:style-name="P4">tengamos que instalarlo. Los SO suelen ser instalados mediante el booteo de la ISO del sistema</text:p>
      <text:p text:style-name="P4">operativo en un pendrive o memoria USB, es decir, conectas el pendrive, reinicias el server y</text:p>
      <text:p text:style-name="P4">comenzará el proceso de instalación. Si el proceso no inicia puede que necesites ajustar el BIOS de</text:p>
      <text:p text:style-name="P4">tu servidor para hacer que se cargue primero la memoria USB, porque si se carga primero el disco</text:p>
      <text:p text:style-name="P4"><text:soft-page-break/>no podrás instalar el sistema operativo deseado.</text:p>
      <text:p text:style-name="P4">Suponiendo que se cargue correctamente la instalación del SO, solo debes seguir los pasos en</text:p>
      <text:p text:style-name="P4">pantalla, generalmente las instalaciones son sencillas, quizá lo que te dé más problemas sean los</text:p>
      <text:p text:style-name="P4">particionados si nunca has hecho uno, recuerda por las dudas tener un experto disponible o bien</text:p>
      <text:p text:style-name="P4">pedirle a alguien que sepa del tema que lo haga por ti, esto te puede ahorrar muchos dolores de</text:p>
      <text:p text:style-name="P4">cabeza.</text:p>
      <text:p text:style-name="P4">Luego de instalado el sistema operativo ya podrás comenzar a utilizar tu nuevo servidor. Debes</text:p>
      <text:p text:style-name="P4">asegurarte que la conexión a Internet funcione correctamente y que el servidor haga uso de una IP</text:p>
      <text:p text:style-name="P4">fija, esto nuevamente puedes revisarlo por tu cuenta o dejar que alguien más se ocupe.</text:p>
      <text:p text:style-name="P4">Algunos sistemas pueden venir con un servidor web y otro software importante ya instalado, pero la</text:p>
      <text:p text:style-name="P4">mayoría simplemente no lo incluyen. Así que en este caso te vamos a mostrar cómo realizar la</text:p>
      <text:p text:style-name="P4">instalación de un sistema LAMP en un entorno CentOS/RHEL.</text:p>
      <text:p text:style-name="P4">LAMP es un acrónimo que refiere a cuatro cosas: Linux, Apache, MySQL y PHP. Este es uno de los</text:p>
      <text:p text:style-name="P4">setups más comunes y utilizados a nivel mundial en servidores, y suele ser muy fácil de instalar. Para</text:p>
      <text:p text:style-name="P4">la instalación de software en Linux el método más usado es la consola o Terminal, así que es bueno</text:p>
      <text:p text:style-name="P4">estar familiarizados con esta herramienta si vamos a instalar software en Linux.</text:p>
      <text:p text:style-name="P4">Web en local</text:p>
      <text:p text:style-name="P4">Durante el proceso de configuración servidor local, uno de los aspectos más importantes es</text:p>
      <text:p text:style-name="P4">visualizar el sitio web en el servidor local. Pues bien, se trata de un proceso muy sencillo, apto para</text:p>
      <text:p text:style-name="P4">usuarios con cualquier tipo de conocimiento en el ámbito de la informática.</text:p>
      <text:p text:style-name="P4">Durante la configuración servidor local, con el proceso de instalación del paquete WAMP, los</text:p>
      <text:p text:style-name="P4">usuarios deben seleccionar la ruta de instalación; por defecto es C:\wamp\., pero se puede</text:p>
      <text:p text:style-name="P4">modificar. De este modo, la ruta en la que se alojan los archivos del sitio web en cuestión es la</text:p>
      <text:p text:style-name="P4">siguiente: C:\wamp\www\.</text:p>
      <text:p text:style-name="P4">En lo relativo a la ruta del servidor local, es por defecto http://127.0.0.1. En el momento en el que</text:p>
      <text:p text:style-name="P4">los usuarios teclean cualquiera de las rutas disponibles, acceden a una pantalla en la que se les</text:p>
      <text:p text:style-name="P4">muestran diferentes opciones de configuración servidor local.</text:p>
      <text:p text:style-name="P4">El siguiente paso consiste en acceder al apartado “Tools” y ver el enlace phpmyadmin, el gestor de</text:p>
      <text:p text:style-name="P4">bases de datos de WAMP. También deben acceder al apartado “Your Projects”, en el cual se</text:p>
      <text:p text:style-name="P4">almacenan todas las carpetas que se han creado en C:\wamp\www\; en cada una de ellas se aloja</text:p>
      <text:p text:style-name="P4">una página web distinta.</text:p>
      <text:p text:style-name="P4">De esta forma, si un usuario desea instalar WordPress en un servidor local, lo primero que debe</text:p>
      <text:p text:style-name="P4">hacer es crear una carpeta con el nombre “WordPress” en el servidor; de este modo, la ruta queda</text:p>
      <text:p text:style-name="P4">configurada de la siguiente manera: C:\wamp\www\wordpress\. Una vez creada, debe copiar todos</text:p>
      <text:p text:style-name="P4">los archivos de instalación del sistema de gestión de contenidos. Así, si teclea en su navegador</text:p>
      <text:p text:style-name="P4">http://localhost/wordpress/ accederá de manera automática a la pantalla inicial para comenzar con</text:p>
      <text:p text:style-name="P4">el proceso de instalación de WordPress.</text:p>
      <text:p text:style-name="P4">Por lo tanto, la instalación en servidor local es un proceso relativamente sencillo. Lo más importante</text:p>
      <text:p text:style-name="P4">es seguir todos y cada uno de los pasos de manera ordenada y prestar especial atención a las</text:p>
      <text:p text:style-name="P4">instrucciones.</text:p>
      <text:p text:style-name="P4">Si ya has realizado todos los pasos y has probado tu proyecto dentro del servidor local y estás</text:p>
      <text:p text:style-name="P4">dispuesto a dar el paso para publicarlo en un dominio, Axarnet es tu solución. Puedes contratar un</text:p>
      <text:p text:style-name="P4">hosting o un servidor vps con nosotros para almacenar tu página web.</text:p>
      <text:p text:style-name="P4">Todos nuestros servidores se alojan en servidores propios en España, lo cual es un plus en términos</text:p>
      <text:p text:style-name="P4">de seguridad.</text:p>
      <text:p text:style-name="P4">WAMP es el acrónimo usado para describir un sistema de infraestructura de Internet que usan</text:p>
      <text:p text:style-name="P4">Windows(como sistema operativo), Apache(como servidor web),MySql(como base de datos),PHP o</text:p>
      <text:p text:style-name="P4">Perl o Python (como lenguajes de programación).</text:p>
      <text:p text:style-name="P4">El uso de un WAMP permite subir páginas html a internet, además de poder gestionar datos en</text:p>
      <text:p text:style-name="P4"><text:soft-page-break/>ellas. Al mismo tiempo, un WAMP proporciona lenguajes de programación para desarrollar</text:p>
      <text:p text:style-name="P4">aplicaciones web.</text:p>
      <text:p text:style-name="P4">LAMP es el sistema análogo que corre bajo ambiente Linux.</text:p>
      <text:p text:style-name="P4">!!!Ejemplo!!!XAMPP es un paquete de software libre, que consiste principalmente en el sistema de</text:p>
      <text:p text:style-name="P4">gestión de bases de datos MySQL, el servidor web Apache y los intérpretes para lenguajes de script</text:p>
      <text:p text:style-name="P4">PHP y Perl.</text:p>
      <text:p text:style-name="P4">MAMP es el sistema análogo que corre bajo ambiente Macintosh</text:p>
      <text:p text:style-name="P4">En esencia se trata de programas que contienen el software necesario para poder montar un</text:p>
      <text:p text:style-name="P4">servidor web en cualquier ordenador.</text:p>
      <text:p text:style-name="P4">-Fotos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Calibri-Light" svg:font-family="Calibri-Light" style:font-family-generic="roman" style:font-pitch="variable"/>
    <style:font-face style:name="Tahoma" svg:font-family="Tahoma" style:font-family-generic="system" style:font-pitch="variable"/>
    <style:font-face style:name="Tahoma1" svg:font-family="Tahoma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lr-tb"/>
      <style:text-properties style:use-window-font-color="true" loext:opacity="0%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09-04-16T11:32:02.64</meta:creation-date>
    <meta:editing-duration>PT2H18M49S</meta:editing-duration>
    <meta:editing-cycles>54</meta:editing-cycles>
    <meta:generator>LibreOffice/7.2.1.2$Windows_X86_64 LibreOffice_project/87b77fad49947c1441b67c559c339af8f3517e22</meta:generator>
    <dc:date>2022-05-29T06:11:10.689000000</dc:date>
    <meta:document-statistic meta:table-count="0" meta:image-count="0" meta:object-count="0" meta:page-count="7" meta:paragraph-count="284" meta:word-count="3465" meta:character-count="21567" meta:non-whitespace-character-count="18387"/>
    <meta:user-defined meta:name="Info 1"/>
    <meta:user-defined meta:name="Info 2"/>
    <meta:user-defined meta:name="Info 3"/>
    <meta:user-defined meta:name="Info 4"/>
  </office:meta>
</office:document-meta>
</file>